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521303" calcext:value-type="float">
            <text:p>0,521303</text:p>
          </table:table-cell>
          <table:table-cell/>
          <table:table-cell table:formula="of:=[.B1]" office:value-type="float" office:value="0.521303" calcext:value-type="float">
            <text:p>0,521303</text:p>
          </table:table-cell>
          <table:table-cell table:formula="of:=[.B2]" office:value-type="float" office:value="0.000263" calcext:value-type="float">
            <text:p>0,000263</text:p>
          </table:table-cell>
          <table:table-cell table:formula="of:=[.B3]" office:value-type="float" office:value="0.521576" calcext:value-type="float">
            <text:p>0,52157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63" calcext:value-type="float">
            <text:p>0,000263</text:p>
          </table:table-cell>
          <table:table-cell/>
          <table:table-cell table:formula="of:=[.B5]" office:value-type="float" office:value="0.487286" calcext:value-type="float">
            <text:p>0,487286</text:p>
          </table:table-cell>
          <table:table-cell table:formula="of:=[.B6]" office:value-type="float" office:value="0.00029" calcext:value-type="float">
            <text:p>0,00029</text:p>
          </table:table-cell>
          <table:table-cell table:formula="of:=[.B7]" office:value-type="float" office:value="0.487616" calcext:value-type="float">
            <text:p>0,4876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21576" calcext:value-type="float">
            <text:p>0,521576</text:p>
          </table:table-cell>
          <table:table-cell/>
          <table:table-cell table:formula="of:=[.B9]" office:value-type="float" office:value="0.557561" calcext:value-type="float">
            <text:p>0,557561</text:p>
          </table:table-cell>
          <table:table-cell table:formula="of:=[.B10]" office:value-type="float" office:value="0.000629" calcext:value-type="float">
            <text:p>0,000629</text:p>
          </table:table-cell>
          <table:table-cell table:formula="of:=[.B11]" office:value-type="float" office:value="0.558202" calcext:value-type="float">
            <text:p>0,558202</text:p>
          </table:table-cell>
        </table:table-row>
        <table:table-row table:style-name="ro1">
          <table:table-cell table:number-columns-repeated="3"/>
          <table:table-cell table:formula="of:=[.B13]" office:value-type="float" office:value="0.465178" calcext:value-type="float">
            <text:p>0,465178</text:p>
          </table:table-cell>
          <table:table-cell table:formula="of:=[.B14]" office:value-type="float" office:value="0.000263" calcext:value-type="float">
            <text:p>0,000263</text:p>
          </table:table-cell>
          <table:table-cell table:formula="of:=[.B15]" office:value-type="float" office:value="0.465452" calcext:value-type="float">
            <text:p>0,46545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87286" calcext:value-type="float">
            <text:p>0,487286</text:p>
          </table:table-cell>
          <table:table-cell/>
          <table:table-cell table:formula="of:=[.B17]" office:value-type="float" office:value="0.629047" calcext:value-type="float">
            <text:p>0,629047</text:p>
          </table:table-cell>
          <table:table-cell table:formula="of:=[.B18]" office:value-type="float" office:value="0.000567" calcext:value-type="float">
            <text:p>0,000567</text:p>
          </table:table-cell>
          <table:table-cell table:formula="of:=[.B19]" office:value-type="float" office:value="0.629626" calcext:value-type="float">
            <text:p>0,62962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9" calcext:value-type="float">
            <text:p>0,00029</text:p>
          </table:table-cell>
          <table:table-cell/>
          <table:table-cell table:formula="of:=[.B21]" office:value-type="float" office:value="0.448326" calcext:value-type="float">
            <text:p>0,448326</text:p>
          </table:table-cell>
          <table:table-cell table:formula="of:=[.B22]" office:value-type="float" office:value="0.000256" calcext:value-type="float">
            <text:p>0,000256</text:p>
          </table:table-cell>
          <table:table-cell table:formula="of:=[.B23]" office:value-type="float" office:value="0.448592" calcext:value-type="float">
            <text:p>0,44859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87616" calcext:value-type="float">
            <text:p>0,487616</text:p>
          </table:table-cell>
          <table:table-cell/>
          <table:table-cell table:formula="of:=[.B25]" office:value-type="float" office:value="0.392624" calcext:value-type="float">
            <text:p>0,392624</text:p>
          </table:table-cell>
          <table:table-cell table:formula="of:=[.B26]" office:value-type="float" office:value="0.00046" calcext:value-type="float">
            <text:p>0,00046</text:p>
          </table:table-cell>
          <table:table-cell table:formula="of:=[.B27]" office:value-type="float" office:value="0.393097" calcext:value-type="float">
            <text:p>0,393097</text:p>
          </table:table-cell>
        </table:table-row>
        <table:table-row table:style-name="ro1">
          <table:table-cell table:number-columns-repeated="3"/>
          <table:table-cell table:formula="of:=[.B29]" office:value-type="float" office:value="0.625366" calcext:value-type="float">
            <text:p>0,625366</text:p>
          </table:table-cell>
          <table:table-cell table:formula="of:=[.B30]" office:value-type="float" office:value="0.000331" calcext:value-type="float">
            <text:p>0,000331</text:p>
          </table:table-cell>
          <table:table-cell table:formula="of:=[.B31]" office:value-type="float" office:value="0.625712" calcext:value-type="float">
            <text:p>0,62571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557561" calcext:value-type="float">
            <text:p>0,557561</text:p>
          </table:table-cell>
          <table:table-cell/>
          <table:table-cell table:formula="of:=[.B33]" office:value-type="float" office:value="0.434543" calcext:value-type="float">
            <text:p>0,434543</text:p>
          </table:table-cell>
          <table:table-cell table:formula="of:=[.B34]" office:value-type="float" office:value="0.000242" calcext:value-type="float">
            <text:p>0,000242</text:p>
          </table:table-cell>
          <table:table-cell table:formula="of:=[.B35]" office:value-type="float" office:value="0.434796" calcext:value-type="float">
            <text:p>0,434796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29" calcext:value-type="float">
            <text:p>0,000629</text:p>
          </table:table-cell>
          <table:table-cell/>
          <table:table-cell table:formula="of:=[.B37]" office:value-type="float" office:value="0.492382" calcext:value-type="float">
            <text:p>0,492382</text:p>
          </table:table-cell>
          <table:table-cell table:formula="of:=[.B38]" office:value-type="float" office:value="0.00024" calcext:value-type="float">
            <text:p>0,00024</text:p>
          </table:table-cell>
          <table:table-cell table:formula="of:=[.B39]" office:value-type="float" office:value="0.492632" calcext:value-type="float">
            <text:p>0,49263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558202" calcext:value-type="float">
            <text:p>0,558202</text:p>
          </table:table-cell>
          <table:table-cell/>
          <table:table-cell table:formula="of:=[.B41]" office:value-type="float" office:value="0.411811" calcext:value-type="float">
            <text:p>0,411811</text:p>
          </table:table-cell>
          <table:table-cell table:formula="of:=[.B42]" office:value-type="float" office:value="0.000346" calcext:value-type="float">
            <text:p>0,000346</text:p>
          </table:table-cell>
          <table:table-cell table:formula="of:=[.B43]" office:value-type="float" office:value="0.412169" calcext:value-type="float">
            <text:p>0,4121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65178" calcext:value-type="float">
            <text:p>0,465178</text:p>
          </table:table-cell>
          <table:table-cell/>
          <table:table-cell table:formula="of:=SMALL([.D$1:.D$11];1)" office:value-type="float" office:value="0.392624" calcext:value-type="float">
            <text:p>0,392624</text:p>
          </table:table-cell>
          <table:table-cell table:formula="of:=SMALL([.E$1:.E$11];1)" office:value-type="float" office:value="0.00024" calcext:value-type="float">
            <text:p>0,00024</text:p>
          </table:table-cell>
          <table:table-cell table:formula="of:=SMALL([.F$1:.F$11];1)" office:value-type="float" office:value="0.393097" calcext:value-type="float">
            <text:p>0,39309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63" calcext:value-type="float">
            <text:p>0,000263</text:p>
          </table:table-cell>
          <table:table-cell/>
          <table:table-cell table:formula="of:=SMALL([.D$1:.D$11];2)" office:value-type="float" office:value="0.411811" calcext:value-type="float">
            <text:p>0,411811</text:p>
          </table:table-cell>
          <table:table-cell table:formula="of:=SMALL([.E$1:.E$11];2)" office:value-type="float" office:value="0.000242" calcext:value-type="float">
            <text:p>0,000242</text:p>
          </table:table-cell>
          <table:table-cell table:formula="of:=SMALL([.F$1:.F$11];2)" office:value-type="float" office:value="0.412169" calcext:value-type="float">
            <text:p>0,4121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65452" calcext:value-type="float">
            <text:p>0,465452</text:p>
          </table:table-cell>
          <table:table-cell/>
          <table:table-cell table:formula="of:=SMALL([.D$1:.D$11];3)" office:value-type="float" office:value="0.434543" calcext:value-type="float">
            <text:p>0,434543</text:p>
          </table:table-cell>
          <table:table-cell table:formula="of:=SMALL([.E$1:.E$11];3)" office:value-type="float" office:value="0.000256" calcext:value-type="float">
            <text:p>0,000256</text:p>
          </table:table-cell>
          <table:table-cell table:formula="of:=SMALL([.F$1:.F$11];3)" office:value-type="float" office:value="0.434796" calcext:value-type="float">
            <text:p>0,434796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448326" calcext:value-type="float">
            <text:p>0,448326</text:p>
          </table:table-cell>
          <table:table-cell table:formula="of:=SMALL([.E$1:.E$11];4)" office:value-type="float" office:value="0.000263" calcext:value-type="float">
            <text:p>0,000263</text:p>
          </table:table-cell>
          <table:table-cell table:formula="of:=SMALL([.F$1:.F$11];4)" office:value-type="float" office:value="0.448592" calcext:value-type="float">
            <text:p>0,44859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629047" calcext:value-type="float">
            <text:p>0,629047</text:p>
          </table:table-cell>
          <table:table-cell/>
          <table:table-cell table:formula="of:=SMALL([.D$1:.D$11];5)" office:value-type="float" office:value="0.465178" calcext:value-type="float">
            <text:p>0,465178</text:p>
          </table:table-cell>
          <table:table-cell table:formula="of:=SMALL([.E$1:.E$11];5)" office:value-type="float" office:value="0.000263" calcext:value-type="float">
            <text:p>0,000263</text:p>
          </table:table-cell>
          <table:table-cell table:formula="of:=SMALL([.F$1:.F$11];5)" office:value-type="float" office:value="0.465452" calcext:value-type="float">
            <text:p>0,46545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67" calcext:value-type="float">
            <text:p>0,000567</text:p>
          </table:table-cell>
          <table:table-cell/>
          <table:table-cell table:formula="of:=AVERAGE([.D13:.D17])" office:value-type="float" office:value="0.4304964" calcext:value-type="float">
            <text:p>0,4304964</text:p>
          </table:table-cell>
          <table:table-cell table:formula="of:=AVERAGE([.E13:.E17])" office:value-type="float" office:value="0.0002528" calcext:value-type="float">
            <text:p>0,0002528</text:p>
          </table:table-cell>
          <table:table-cell table:formula="of:=AVERAGE([.F13:.F17])" office:value-type="float" office:value="0.4308212" calcext:value-type="float">
            <text:p>0,43082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629626" calcext:value-type="float">
            <text:p>0,62962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48326" calcext:value-type="float">
            <text:p>0,448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56" calcext:value-type="float">
            <text:p>0,000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48592" calcext:value-type="float">
            <text:p>0,44859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392624" calcext:value-type="float">
            <text:p>0,392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6" calcext:value-type="float">
            <text:p>0,00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393097" calcext:value-type="float">
            <text:p>0,39309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625366" calcext:value-type="float">
            <text:p>0,625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31" calcext:value-type="float">
            <text:p>0,000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625712" calcext:value-type="float">
            <text:p>0,6257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34543" calcext:value-type="float">
            <text:p>0,434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42" calcext:value-type="float">
            <text:p>0,000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34796" calcext:value-type="float">
            <text:p>0,43479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92382" calcext:value-type="float">
            <text:p>0,492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4" calcext:value-type="float">
            <text:p>0,00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92632" calcext:value-type="float">
            <text:p>0,49263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11811" calcext:value-type="float">
            <text:p>0,411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346" calcext:value-type="float">
            <text:p>0,000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12169" calcext:value-type="float">
            <text:p>0,41216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84036" calcext:value-type="float">
            <text:p>0,484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65" calcext:value-type="float">
            <text:p>0,000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84312" calcext:value-type="float">
            <text:p>0,4843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31223" calcext:value-type="float">
            <text:p>0,431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94" calcext:value-type="float">
            <text:p>0,000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31532" calcext:value-type="float">
            <text:p>0,43153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372415" calcext:value-type="float">
            <text:p>0,372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447" calcext:value-type="float">
            <text:p>0,000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372874" calcext:value-type="float">
            <text:p>0,37287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463257" calcext:value-type="float">
            <text:p>0,463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9" calcext:value-type="float">
            <text:p>0,00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46356" calcext:value-type="float">
            <text:p>0,46356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478218214285714" calcext:value-type="float">
            <text:p>0,478218214285714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351428571428571" calcext:value-type="float">
            <text:p>0,000351428571429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478583714285714" calcext:value-type="float">
            <text:p>0,4785837142857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6:25.1293492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6:27.405979114</dc:date>
    <meta:editing-duration>PT19M1S</meta:editing-duration>
    <meta:editing-cycles>21</meta:editing-cycles>
    <meta:generator>LibreOffice/6.2.5.2$Linux_X86_64 LibreOffice_project/20$Build-2</meta:generator>
    <meta:document-statistic meta:table-count="1" meta:cell-count="144" meta:object-count="0"/>
  </office:meta>
</office:document-meta>
</file>